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onaco" fo:font-size="9pt" style:font-size-asian="9pt" style:font-size-complex="9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>
      <style:text-properties style:font-name="Monaco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onaco" fo:font-size="9pt" fo:font-weight="normal" style:font-size-asian="9pt" style:font-weight-asian="normal" style:font-size-complex="9pt" style:font-weight-complex="normal"/>
    </style:style>
    <style:style style:name="T3" style:family="text">
      <style:text-properties style:font-name="Monaco" fo:font-size="9pt" style:font-size-asian="9pt" style:font-size-complex="9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9pt" style:font-size-asian="9pt" style:font-size-complex="9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6786*" fo:start-indent="0in" fo:end-indent="0in"/>
          <style:column style:rel-width="6786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Object1" text:anchor-type="paragraph" svg:x="-0.2854in" svg:y="-0.548in" svg:width="9.3453in" svg:height="5.2945in" draw:z-index="0"><draw:object xlink:href="./Object 1" xlink:type="simple" xlink:show="embed" xlink:actuate="onLoad"/><draw:image xlink:href="./ObjectReplacements/Object 1" xlink:type="simple" xlink:show="embed" xlink:actuate="onLoad"/></draw:frame></text:p>
      <text:section text:style-name="Sect1" text:name="Section1">
        <text:p text:style-name="P1">Loss:</text:p>
        <text:p text:style-name="P1"/>
        <text:p text:style-name="P1">0.0 loss, 0 corruption: Average RTT of 5 Runs: 35.18074 ms </text:p>
        <text:p text:style-name="P1">0.25 loss, 0 corruption: Average RTT of 5 Runs: 2136.81648 ms</text:p>
        <text:p text:style-name="P1">0.5 loss, 0 corruption: Average RTT of 5 Runs: 3129.00422 ms</text:p>
        <text:p text:style-name="P3">0.75 loss, 0 corruption: Average RTT of 5 Runs: 1609.02836 ms</text:p>
        <text:p text:style-name="P3"/>
        <text:p text:style-name="P3">Corruption:<text:line-break/><text:line-break/>0.0 loss, 0 corruption: Average RTT of 5 Runs: 35.18074 ms 0.25 corruption, 0 loss: Average RTT of 5 Runs: 2074.93388 ms</text:p>
        <text:p text:style-name="P1">0.5 corruption, 0 loss: Average RTT of 5 Runs: 2547.37322 ms</text:p>
        <text:p text:style-name="P3">0.75 corruption, 0 loss: Average RTT of 5 Runs: 1873.18462 m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Duffy</meta:initial-creator>
    <meta:creation-date>2011-11-09T04:19:52</meta:creation-date>
    <dc:date>2011-11-09T12:04:04</dc:date>
    <dc:creator>Tim Duffy</dc:creator>
    <meta:editing-duration>PT7H44M12S</meta:editing-duration>
    <meta:editing-cycles>4</meta:editing-cycles>
    <meta:generator>OpenOffice.org/3.3$Unix OpenOffice.org_project/330m20$Build-9567</meta:generator>
    <meta:printed-by>Tim Duffy</meta:printed-by>
    <meta:print-date>2011-11-09T10:21:08</meta:print-date>
    <meta:document-statistic meta:table-count="0" meta:image-count="0" meta:object-count="1" meta:page-count="1" meta:paragraph-count="8" meta:word-count="90" meta:character-count="5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736cm" svg:height="13.447cm" xlink:href="." xlink:type="simple" chart:class="chart:bar" chart:style-name="ch1">
        <chart:title svg:x="8.156cm" svg:y="0.403cm" chart:style-name="ch2">
          <text:p>RTT vs Packet Loss and Corruption</text:p>
        </chart:title>
        <chart:legend chart:legend-position="end" svg:x="21.234cm" svg:y="6.188cm" chart:style-name="ch3"/>
        <chart:plot-area chart:style-name="ch4" chart:data-source-has-labels="both" svg:x="1.478cm" svg:y="1.992cm" svg:width="18.808cm" svg:height="10.213cm">
          <chartooo:coordinate-region svg:x="2.527cm" svg:y="2.199cm" svg:width="17.759cm" svg:height="9.344cm"/>
          <chart:axis chart:dimension="x" chart:name="primary-x" chart:style-name="ch5">
            <chart:title svg:x="8.394cm" svg:y="12.474cm" chart:style-name="ch6">
              <text:p>Percent of Packets Lost/Corrupted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7.99cm" chart:style-name="ch8">
              <text:p>RTT (in ms)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</table:table-cell>
              <table:table-cell office:value-type="string">
                <text:p>Corruption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35.18074">
                <text:p>35.18074</text:p>
              </table:table-cell>
              <table:table-cell office:value-type="float" office:value="35.18074">
                <text:p>35.18074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2136.81648">
                <text:p>2136.81648</text:p>
              </table:table-cell>
              <table:table-cell office:value-type="float" office:value="2074.93388">
                <text:p>2074.93388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129.00422">
                <text:p>3129.00422</text:p>
              </table:table-cell>
              <table:table-cell office:value-type="float" office:value="2547.37322">
                <text:p>2547.37322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1609.02836">
                <text:p>1609.02836</text:p>
              </table:table-cell>
              <table:table-cell office:value-type="float" office:value="1873.18462">
                <text:p>1873.18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